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ackage.Repackage( String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ackage.fileIsUnchang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ackage.moveAlongWithJavaFil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ckage.read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ackage.readIn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ackage.repackageNonJava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ackage.copyFile( File from , Fil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ackage.repackageJavaFile( String n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8">
            <text:p text:style-name="Table_20_Contents">48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Repackage.copy( InputStream in ,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ackage.writeFile( File f , StringBuffer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ackage.repackageFi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ackage.recursiveDelet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ackage.fillFiles( ArrayList files ,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ackage.finishMovingFi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ackage.repack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ackage.justMoveNonJavaFile( String sourceName , String targ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ackag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ckage.copy( Reader r , Writer 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ackage.repackageNonJavaFile( String sourceName , String targ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